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ro1" style:family="table-row">
      <style:table-row-properties style:row-height="25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60pt" style:font-size-asian="60pt" style:font-size-complex="6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60pt" style:font-size-asian="60pt" style:font-size-complex="60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024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5:44:16.640538344</meta:creation-date>
    <dc:date>2018-04-08T15:58:21.869688056</dc:date>
    <meta:editing-duration>PT54S</meta:editing-duration>
    <meta:editing-cycles>1</meta:editing-cycles>
    <meta:generator>LibreOffice/5.1.6.2$Linux_X86_64 LibreOffice_project/10m0$Build-2</meta:generator>
    <meta:document-statistic meta:table-count="1" meta:cell-count="100" meta:object-count="0"/>
  </office:meta>
</office:document-meta>
</file>